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style:paragraph-properties fo:text-align="en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style:text-underline-style="none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731cm" svg:height="2.345cm" svg:x="7.619cm" svg:y="16.142cm">
          <text:p text:style-name="P1">Low memory, BIOS maps and VGA memory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731cm" svg:height="2.345cm" svg:x="7.619cm" svg:y="13.62cm">
          <text:p text:style-name="P1">Kernel code and data se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731cm" svg:height="2.345cm" svg:x="7.619cm" svg:y="11.095cm">
          <text:p text:style-name="P1">Kernel BSS sec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8.731cm" svg:height="9.126cm" svg:x="7.619cm" svg:y="1.681cm">
          <text:p text:style-name="P1"><text:span text:style-name="T1">Free physical memory</text:span></text:p>
          <draw:enhanced-geometry svg:viewBox="0 0 21600 21600" draw:type="rectangle" draw:enhanced-path="M 0 0 L 21600 0 21600 21600 0 21600 0 0 Z N"/>
        </draw:custom-shape>
        <draw:frame draw:style-name="gr2" draw:layer="layout" svg:width="6.404cm" svg:height="0.962cm" svg:x="0.781cm" svg:y="18.047cm">
          <draw:text-box>
            <text:p text:style-name="P3">0x0000:0000</text:p>
          </draw:text-box>
        </draw:frame>
        <draw:frame draw:style-name="gr2" draw:layer="layout" svg:width="6.404cm" svg:height="0.962cm" svg:x="0.781cm" svg:y="16.247cm">
          <draw:text-box>
            <text:p text:style-name="P3">0x000F:FFFF</text:p>
          </draw:text-box>
        </draw:frame>
        <draw:frame draw:style-name="gr2" draw:layer="layout" svg:width="6.404cm" svg:height="0.962cm" svg:x="0.781cm" svg:y="13.747cm">
          <draw:text-box>
            <text:p text:style-name="P3">__bss_start-1</text:p>
          </draw:text-box>
        </draw:frame>
        <draw:frame draw:style-name="gr2" draw:layer="layout" svg:width="6.404cm" svg:height="0.962cm" svg:x="0.781cm" svg:y="10.947cm">
          <draw:text-box>
            <text:p text:style-name="P3"><text:span text:style-name="T1">_end - 1</text:span></text:p>
          </draw:text-box>
        </draw:frame>
        <draw:frame draw:style-name="gr2" draw:layer="layout" svg:width="6.404cm" svg:height="0.962cm" svg:x="0.781cm" svg:y="15.447cm">
          <draw:text-box>
            <text:p text:style-name="P3">0x0010:0000</text:p>
          </draw:text-box>
        </draw:frame>
        <draw:frame draw:style-name="gr2" draw:layer="layout" svg:width="6.404cm" svg:height="0.962cm" svg:x="0.781cm" svg:y="12.747cm">
          <draw:text-box>
            <text:p text:style-name="P3">__bss_star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4" draw:layer="layout" svg:width="14.074cm" svg:height="1.199cm" svg:x="7.619cm" svg:y="18.988cm">
          <text:p text:style-name="P1"><text:span text:style-name="T2">Low memory, BIOS maps and VGA memory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4.074cm" svg:height="1.105cm" svg:x="7.619cm" svg:y="17.76cm">
          <text:p text:style-name="P1"><text:span text:style-name="T2">Kernel code and data s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4.074cm" svg:height="0.956cm" svg:x="7.619cm" svg:y="16.684cm">
          <text:p text:style-name="P1"><text:span text:style-name="T2">Kernel BSS section</text:span></text:p>
          <draw:enhanced-geometry svg:viewBox="0 0 21600 21600" draw:type="rectangle" draw:enhanced-path="M 0 0 L 21600 0 21600 21600 0 21600 0 0 Z N"/>
        </draw:custom-shape>
        <draw:frame draw:style-name="gr2" draw:layer="layout" svg:width="6.404cm" svg:height="0.962cm" svg:x="0.937cm" svg:y="16.22cm">
          <draw:text-box>
            <text:p text:style-name="P3">_end</text:p>
          </draw:text-box>
        </draw:frame>
        <draw:frame draw:style-name="gr2" draw:layer="layout" svg:width="6.404cm" svg:height="0.962cm" svg:x="0.717cm" svg:y="19.624cm">
          <draw:text-box>
            <text:p text:style-name="P3">0x0</text:p>
          </draw:text-box>
        </draw:frame>
        <draw:custom-shape draw:style-name="gr1" draw:text-style-name="P4" draw:layer="layout" svg:width="17.343cm" svg:height="1.588cm" svg:x="7.621cm" svg:y="14.841cm">
          <text:p text:style-name="P1"><text:span text:style-name="T2">Kernel heap</text:span></text:p>
          <draw:enhanced-geometry svg:viewBox="0 0 21600 21600" draw:type="rectangle" draw:enhanced-path="M 0 0 L 21600 0 21600 21600 0 21600 0 0 Z N"/>
        </draw:custom-shape>
        <draw:frame draw:style-name="gr2" draw:layer="layout" svg:width="6.404cm" svg:height="0.962cm" svg:x="0.5cm" svg:y="12.676cm">
          <draw:text-box>
            <text:p text:style-name="P3">128 MB </text:p>
          </draw:text-box>
        </draw:frame>
        <draw:custom-shape draw:style-name="gr4" draw:text-style-name="P1" draw:layer="layout" svg:width="18.179cm" svg:height="7.309cm" svg:x="7.221cm" svg:y="12.91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0.229cm" svg:height="1.673cm" draw:transform="rotate (-1.5707963267949) translate (27.185cm 11.304cm)">
          <draw:text-box>
            <text:p text:style-name="P1">Common system</text:p>
            <text:p text:style-name="P1"><text:s text:c="2"/>area</text:p>
          </draw:text-box>
        </draw:frame>
        <draw:custom-shape draw:style-name="gr4" draw:text-style-name="P1" draw:layer="layout" svg:width="15.474cm" svg:height="3.606cm" svg:x="7.622cm" svg:y="16.622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0.229cm" svg:height="1.673cm" draw:transform="rotate (-1.5707963267949) translate (24.924cm 13.3cm)">
          <draw:text-box>
            <text:p text:style-name="P1">Identity<text:line-break/>mapped</text:p>
          </draw:text-box>
        </draw:frame>
        <draw:custom-shape draw:style-name="gr4" draw:text-style-name="P1" draw:layer="layout" svg:width="18.18cm" svg:height="7.257cm" svg:x="7.221cm" svg:y="5.57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0.229cm" svg:height="0.962cm" draw:transform="rotate (-1.5707963267949) translate (27.186cm 4.82cm)">
          <draw:text-box>
            <text:p text:style-name="P1">User area</text:p>
          </draw:text-box>
        </draw:frame>
        <draw:custom-shape draw:style-name="gr1" draw:text-style-name="P4" draw:layer="layout" svg:width="17.312cm" svg:height="1.95cm" svg:x="7.621cm" svg:y="10.179cm">
          <text:p text:style-name="P1"><text:span text:style-name="T2">Code and data sections</text:span></text:p>
          <draw:enhanced-geometry svg:viewBox="0 0 21600 21600" draw:type="rectangle" draw:enhanced-path="M 0 0 L 21600 0 21600 21600 0 21600 0 0 Z N"/>
        </draw:custom-shape>
        <draw:frame draw:style-name="gr2" draw:layer="layout" svg:width="6.404cm" svg:height="0.962cm" svg:x="0.5cm" svg:y="0.476cm">
          <draw:text-box>
            <text:p text:style-name="P3">4 GB</text:p>
          </draw:text-box>
        </draw:frame>
        <draw:custom-shape draw:style-name="gr1" draw:text-style-name="P4" draw:layer="layout" svg:width="17.312cm" svg:height="1.967cm" svg:x="7.621cm" svg:y="7.962cm">
          <text:p text:style-name="P1"><text:span text:style-name="T2">Heap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312cm" svg:height="1.894cm" svg:x="7.621cm" svg:y="1.063cm">
          <text:p text:style-name="P1"><text:span text:style-name="T2">Page tables 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8.18cm" svg:height="4.823cm" svg:x="7.221cm" svg:y="0.6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312cm" svg:height="1.967cm" svg:x="7.621cm" svg:y="5.763cm">
          <text:p text:style-name="P1"><text:span text:style-name="T2">User space stack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312cm" svg:height="1.331cm" svg:x="7.621cm" svg:y="4.003cm">
          <text:p text:style-name="P1"><text:span text:style-name="T2">Kernel stack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0.229cm" svg:height="1.673cm" draw:transform="rotate (-1.5707963267949) translate (27.154cm -2.257cm)">
          <draw:text-box>
            <text:p text:style-name="P1">Private system</text:p>
            <text:p text:style-name="P1">area</text:p>
          </draw:text-box>
        </draw:frame>
        <draw:custom-shape draw:style-name="gr1" draw:text-style-name="P4" draw:layer="layout" svg:width="17.343cm" svg:height="1.588cm" svg:x="7.622cm" svg:y="13.141cm">
          <text:p text:style-name="P1"><text:span text:style-name="T2">Memory mapped I/O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312cm" svg:height="0.937cm" svg:x="7.621cm" svg:y="3.027cm">
          <text:p text:style-name="P1"><text:span text:style-name="T2">Free pages</text:span></text:p>
          <draw:enhanced-geometry svg:viewBox="0 0 21600 21600" draw:type="rectangle" draw:enhanced-path="M 0 0 L 21600 0 21600 21600 0 21600 0 0 Z N"/>
        </draw:custom-shape>
        <draw:frame draw:style-name="gr2" draw:layer="layout" svg:width="6.404cm" svg:height="0.962cm" svg:x="0.593cm" svg:y="2.453cm">
          <draw:text-box>
            <text:p text:style-name="P3">0xffc0:0000 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1" draw:layer="layout" svg:width="18.18cm" svg:height="17.28cm" svg:x="1.921cm" svg:y="1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7.312cm" svg:height="1.635cm" svg:x="2.321cm" svg:y="12.991cm">
          <text:p text:style-name="P1"><text:span text:style-name="T2">Code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7.312cm" svg:height="2.773cm" svg:x="2.321cm" svg:y="3.756cm">
          <text:p text:style-name="P1"><text:span text:style-name="T2">Free memory – can be occupied by heap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312cm" svg:height="1.967cm" svg:x="2.321cm" svg:y="1.463cm">
          <text:p text:style-name="P1"><text:span text:style-name="T2">User space stack 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312cm" svg:height="3.519cm" svg:x="2.321cm" svg:y="9.11cm">
          <text:p text:style-name="P1"><text:span text:style-name="T2">Data (initialized and BSS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7.312cm" svg:height="1.967cm" svg:x="2.321cm" svg:y="6.763cm">
          <text:p text:style-name="P1"><text:span text:style-name="T2">Heap 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7.312cm" svg:height="3.088cm" svg:x="2.321cm" svg:y="15.042cm">
          <text:p text:style-name="P1"><text:span text:style-name="T2">Free virtual memory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53cm" svg:height="1.673cm" draw:transform="rotate (-1.5707963267949) translate (25.016cm 9.127cm)">
          <draw:text-box>
            <text:p text:style-name="P1">Determined at load time</text:p>
          </draw:text-box>
        </draw:frame>
        <draw:frame draw:style-name="gr5" draw:text-style-name="P1" draw:layer="layout" svg:width="5.111cm" svg:height="0.962cm" draw:transform="rotate (-1.5707963267949) translate (25.017cm 3.746cm)">
          <draw:text-box>
            <text:p text:style-name="P1">Dynamic</text:p>
          </draw:text-box>
        </draw:frame>
        <draw:custom-shape draw:style-name="gr7" draw:text-style-name="P1" draw:layer="layout" svg:width="0.595cm" svg:height="7.343cm" svg:x="20.569cm" svg:y="1.487cm">
          <text:p/>
          <draw:enhanced-geometry svg:viewBox="0 0 21600 21600" draw:glue-points="0 0 0 21600 21600 10800" draw:text-areas="0 ?f9 7800 ?f10" draw:type="right-brace" draw:modifiers="1800 11194.117647058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" draw:layer="layout" svg:width="0.595cm" svg:height="5.444cm" svg:x="20.57cm" svg:y="9.187cm">
          <text:p/>
          <draw:enhanced-geometry svg:viewBox="0 0 21600 21600" draw:glue-points="0 0 0 21600 21600 10800" draw:text-areas="0 ?f9 7800 ?f10" draw:type="right-brace" draw:modifiers="1800 11194.117647058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ccccc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</meta:initial-creator>
    <meta:creation-date>2011-07-19T09:05:47</meta:creation-date>
    <dc:date>2012-04-30T22:44:13</dc:date>
    <dc:creator>Christian </dc:creator>
    <meta:editing-duration>PT2H6M45S</meta:editing-duration>
    <meta:editing-cycles>32</meta:editing-cycles>
    <meta:generator>LibreOffice/3.5$Linux_x86 LibreOffice_project/350m1$Build-202</meta:generator>
    <meta:document-statistic meta:object-count="72"/>
  </office:meta>
</office:document-meta>
</file>